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0800000008088D098E4.bmp"/>
  <manifest:file-entry manifest:media-type="" manifest:full-path="Pictures/200001A70000209A000012D7E41CE44B.svm"/>
  <manifest:file-entry manifest:media-type="" manifest:full-path="Pictures/2000013A000029F0000010B671A33BE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2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851cm" fo:margin-left="0cm" fo:margin-right="0cm" table:align="margins"/>
    </style:style>
    <style:style style:name="Tableau2.A" style:family="table-column">
      <style:table-column-properties style:column-width="4.923cm" style:rel-column-width="32749*"/>
    </style:style>
    <style:style style:name="Tableau2.B" style:family="table-column">
      <style:table-column-properties style:column-width="4.928cm" style:rel-column-width="32786*"/>
    </style:style>
    <style:style style:name="Tableau2.A1" style:family="table-cell">
      <style:table-cell-properties fo:padding="0.097cm" fo:border-left="none" fo:border-right="none" fo:border-top="none" fo:border-bottom="0.002cm solid #000000"/>
    </style:style>
    <style:style style:name="Tableau2.B1" style:family="table-cell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9.851cm" table:align="margins"/>
    </style:style>
    <style:style style:name="Tableau6.A" style:family="table-column">
      <style:table-column-properties style:column-width="3.672cm" style:rel-column-width="24430*"/>
    </style:style>
    <style:style style:name="Tableau6.B" style:family="table-column">
      <style:table-column-properties style:column-width="3.849cm" style:rel-column-width="25603*"/>
    </style:style>
    <style:style style:name="Tableau6.C" style:family="table-column">
      <style:table-column-properties style:column-width="2.33cm" style:rel-column-width="15502*"/>
    </style:style>
    <style:style style:name="Tableau6.A1" style:family="table-cell">
      <style:table-cell-properties fo:padding="0.097cm" fo:border-left="none" fo:border-right="none" fo:border-top="0.002cm solid #000000" fo:border-bottom="none"/>
    </style:style>
    <style:style style:name="Tableau6.B1" style:family="table-cell">
      <style:table-cell-properties fo:padding="0.097cm" fo:border-left="0.002cm solid #dddddd" fo:border-right="none" fo:border-top="0.002cm solid #000000" fo:border-bottom="0.002cm solid #dddddd"/>
    </style:style>
    <style:style style:name="Tableau6.C1" style:family="table-cell">
      <style:table-cell-properties fo:padding="0.097cm" fo:border-left="0.002cm solid #dddddd" fo:border-right="none" fo:border-top="0.002cm solid #000000" fo:border-bottom="none"/>
    </style:style>
    <style:style style:name="Tableau6.B2" style:family="table-cell">
      <style:table-cell-properties fo:padding="0.097cm" fo:border-left="0.002cm solid #dddddd" fo:border-right="none" fo:border-top="none" fo:border-bottom="none"/>
    </style:style>
    <style:style style:name="Tableau1" style:family="table">
      <style:table-properties style:width="9.843cm" table:align="left"/>
    </style:style>
    <style:style style:name="Tableau1.A" style:family="table-column">
      <style:table-column-properties style:column-width="4.865cm"/>
    </style:style>
    <style:style style:name="Tableau1.B" style:family="table-column">
      <style:table-column-properties style:column-width="4.978cm"/>
    </style:style>
    <style:style style:name="Tableau1.1" style:family="table-row">
      <style:table-row-properties style:min-row-height="1.984cm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Tableau1.B1" style:family="table-cell">
      <style:table-cell-properties fo:padding="0.097cm" fo:border-left="0.002cm solid #000000" fo:border-right="none" fo:border-top="none" fo:border-bottom="0.002cm solid #000000"/>
    </style:style>
    <style:style style:name="Tableau1.A4" style:family="table-cell">
      <style:table-cell-properties fo:padding="0.097cm" fo:border="none"/>
    </style:style>
    <style:style style:name="Tableau4" style:family="table">
      <style:table-properties style:width="9.851cm" table:align="margins"/>
    </style:style>
    <style:style style:name="Tableau4.A" style:family="table-column">
      <style:table-column-properties style:column-width="9.851cm" style:rel-column-width="65535*"/>
    </style:style>
    <style:style style:name="Tableau4.A1" style:family="table-cell">
      <style:table-cell-properties fo:padding="0.097cm" fo:border-left="none" fo:border-right="none" fo:border-top="none" fo:border-bottom="0.002cm solid #000000"/>
    </style:style>
    <style:style style:name="Tableau4.3" style:family="table-row">
      <style:table-row-properties style:min-row-height="0.056cm"/>
    </style:style>
    <style:style style:name="Tableau4.A4" style:family="table-cell">
      <style:table-cell-properties fo:padding="0.097cm" fo:border="none"/>
    </style:style>
    <style:style style:name="Tableau5" style:family="table">
      <style:table-properties style:width="9.885cm" fo:margin-left="-0.011cm" fo:margin-right="-0.021cm" table:align="margins"/>
    </style:style>
    <style:style style:name="Tableau5.A" style:family="table-column">
      <style:table-column-properties style:column-width="4.475cm" style:rel-column-width="29668*"/>
    </style:style>
    <style:style style:name="Tableau5.B" style:family="table-column">
      <style:table-column-properties style:column-width="5.41cm" style:rel-column-width="35867*"/>
    </style:style>
    <style:style style:name="Tableau5.1" style:family="table-row">
      <style:table-row-properties style:min-row-height="2.54cm"/>
    </style:style>
    <style:style style:name="Tableau5.A1" style:family="table-cell">
      <style:table-cell-properties fo:padding="0.097cm" fo:border-left="none" fo:border-right="none" fo:border-top="none" fo:border-bottom="0.002cm solid #000000"/>
    </style:style>
    <style:style style:name="Tableau5.3" style:family="table-row">
      <style:table-row-properties style:min-row-height="4.953cm"/>
    </style:style>
    <style:style style:name="Tableau5.A5" style:family="table-cell">
      <style:table-cell-properties fo:padding="0.097cm" fo:border="none"/>
    </style:style>
    <style:style style:name="P1" style:family="paragraph" style:parent-style-name="Header">
      <style:text-properties style:font-name="Calibri1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break-before="column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Code">
      <style:text-properties fo:font-size="10pt" style:font-size-asian="10pt" style:font-size-complex="10pt"/>
    </style:style>
    <style:style style:name="P6" style:family="paragraph" style:parent-style-name="Code">
      <style:text-properties fo:color="#000000" style:font-name="Courier New1" fo:font-size="7.19999980926514pt"/>
    </style:style>
    <style:style style:name="P7" style:family="paragraph" style:parent-style-name="Standard">
      <style:paragraph-properties fo:margin-top="0cm" fo:margin-bottom="0.499cm" fo:background-color="#ffffff">
        <style:background-image/>
      </style:paragraph-properties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Heading_20_1">
      <style:paragraph-properties fo:break-before="column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style:text-outline="false" style:text-line-through-style="none" style:font-name="Arial1" fo:font-size="14pt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justify" fo:text-indent="0cm" style:text-autospace="none"/>
    </style:style>
    <style:style style:name="P22" style:family="paragraph">
      <style:paragraph-properties fo:margin-left="0cm" fo:margin-right="0cm" fo:margin-top="0cm" fo:margin-bottom="0cm" fo:line-height="100%" fo:text-align="justify" fo:text-indent="0cm" style:text-autospace="none"/>
      <style:text-properties fo:color="#000000" style:text-outline="false" style:text-line-through-style="none" style:font-name="Arial1" fo:font-size="14pt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1" fo:font-size="14pt" fo:language="en" fo:country="US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9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gradient" draw:fill-color="#cfe7f5" draw:fill-gradient-name="Gray_20_Header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ffffff" draw:fill-image-name="arrow_25_20-_25_20Copy" style:repeat="stretch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true" fo:min-height="0.489cm" fo:min-width="1.7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1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true" fo:min-height="0.489cm" fo:min-width="0.7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0.9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Fine_20_Dashed_20__28_var_29_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2.7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6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2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5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3.4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7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79cm" svg:stroke-color="#000000" draw:marker-start="" draw:marker-start-width="0.439cm" draw:marker-start-center="false" draw:marker-end="Symmetric_20_Arrow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326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7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7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9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2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8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1.8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37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binatorial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Code">val x = ~a (Bits, UInt, SInt)</text:p>
            <text:p text:style-name="Code">val x = !a (Bool)</text:p>
            <text:p text:style-name="Code"><draw:g text:anchor-type="paragraph" draw:z-index="0" draw:style-name="gr1"><draw:path draw:style-name="gr2" draw:text-style-name="P9" svg:width="0.88cm" svg:height="0.75cm" svg:x="1.577cm" svg:y="0.085cm" svg:viewBox="0 0 881 751" svg:d="M631 375l-631 376v-751zM756 250c71 0 125 54 125 125s-54 125-125 125-125-54-125-125 54-125 125-125z"><text:p/></draw:path><draw:line draw:style-name="gr3" draw:text-style-name="P10" svg:x1="2.503cm" svg:y1="0.45cm" svg:x2="3.038cm" svg:y2="0.45cm"><text:p/></draw:line><draw:frame draw:style-name="gr4" draw:text-style-name="P12" svg:width="0.717cm" svg:height="0.759cm" svg:x="2.891cm" svg:y="0.074cm"><draw:text-box><text:p text:style-name="P11"><text:span text:style-name="T1">x</text:span></text:p></draw:text-box></draw:frame><draw:line draw:style-name="gr3" draw:text-style-name="P10" svg:x1="2.503cm" svg:y1="0.45cm" svg:x2="3.038cm" svg:y2="0.45cm"><text:p/></draw:line><draw:line draw:style-name="gr3" draw:text-style-name="P10" svg:x1="1.061cm" svg:y1="0.453cm" svg:x2="1.596cm" svg:y2="0.453cm"><text:p/></draw:line><draw:frame draw:style-name="gr5" draw:text-style-name="P12" svg:width="0.742cm" svg:height="0.759cm" svg:x="0.496cm" svg:y="0.076cm"><draw:text-box><text:p text:style-name="P11"><text:span text:style-name="T1">a</text:span></text:p></draw:text-box></draw:frame></draw:g></text:p>
          </table:table-cell>
          <table:table-cell table:style-name="Tableau2.B1" office:value-type="string">
            <text:p text:style-name="Code">val x = a &amp;&amp; b</text:p>
            <text:p text:style-name="Code"><draw:g text:anchor-type="paragraph" draw:z-index="7" draw:style-name="gr1"><draw:custom-shape draw:style-name="gr6" draw:text-style-name="P10" svg:width="1.001cm" svg:height="1.001cm" svg:x="1.784cm" svg:y="0.273cm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line draw:style-name="gr3" draw:text-style-name="P10" svg:x1="2.785cm" svg:y1="0.762cm" svg:x2="3.32cm" svg:y2="0.762cm"><text:p/></draw:line><draw:line draw:style-name="gr3" draw:text-style-name="P10" svg:x1="1.248cm" svg:y1="1.079cm" svg:x2="1.783cm" svg:y2="1.079cm"><text:p/></draw:line><draw:frame draw:style-name="gr5" draw:text-style-name="P12" svg:width="0.742cm" svg:height="0.759cm" svg:x="0.683cm" svg:y="0.702cm"><draw:text-box><text:p text:style-name="P11"><text:span text:style-name="T1">b</text:span></text:p></draw:text-box></draw:frame><draw:frame draw:style-name="gr4" draw:text-style-name="P12" svg:width="0.717cm" svg:height="0.759cm" svg:x="3.174cm" svg:y="0.386cm"><draw:text-box><text:p text:style-name="P11"><text:span text:style-name="T1">x</text:span></text:p></draw:text-box></draw:frame><draw:line draw:style-name="gr3" draw:text-style-name="P10" svg:x1="1.27cm" svg:y1="0.493cm" svg:x2="1.805cm" svg:y2="0.493cm"><text:p/></draw:line><draw:frame draw:style-name="gr5" draw:text-style-name="P12" svg:width="0.742cm" svg:height="0.759cm" svg:x="0.702cm" svg:y="0.116cm"><draw:text-box><text:p text:style-name="P11"><text:span text:style-name="T1">a</text:span></text:p></draw:text-box></draw:frame><draw:line draw:style-name="gr3" draw:text-style-name="P10" svg:x1="2.786cm" svg:y1="0.762cm" svg:x2="3.321cm" svg:y2="0.762cm"><text:p/></draw:line></draw:g></text:p>
            <text:p text:style-name="Code"/>
            <text:p text:style-name="Code"/>
          </table:table-cell>
        </table:table-row>
        <table:table-row>
          <table:table-cell table:style-name="Tableau2.A1" table:number-columns-spanned="2" office:value-type="string">
            <text:p text:style-name="Code"><draw:g text:anchor-type="paragraph" draw:z-index="1" draw:style-name="gr1"><draw:path draw:style-name="gr6" draw:text-style-name="P10" svg:width="1.079cm" svg:height="1.03cm" svg:x="5.044cm" svg:y="0.652cm" svg:viewBox="0 0 1080 1031" svg:d="M540 0c270 0 540 257 540 515s-270 516-540 516c-180 0-360 0-540 0 99-169 213-214 213-516-10-303-134-327-213-515 180 0 360 0 540 0z"><text:p/></draw:path><draw:custom-shape draw:style-name="gr6" draw:text-style-name="P10" svg:width="1.001cm" svg:height="1.001cm" svg:x="7.223cm" svg:y="0.323cm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line draw:style-name="gr3" draw:text-style-name="P10" svg:x1="8.224cm" svg:y1="0.813cm" svg:x2="8.759cm" svg:y2="0.813cm"><text:p/></draw:line><draw:line draw:style-name="gr3" draw:text-style-name="P13" svg:x1="6.144cm" svg:y1="1.13cm" svg:x2="7.224cm" svg:y2="1.13cm"><text:p/></draw:line><draw:frame draw:style-name="gr4" draw:text-style-name="P12" svg:width="0.717cm" svg:height="0.759cm" svg:x="8.615cm" svg:y="0.436cm"><draw:text-box><text:p text:style-name="P11"><text:span text:style-name="T1">x</text:span></text:p></draw:text-box></draw:frame><draw:line draw:style-name="gr3" draw:text-style-name="P10" svg:x1="6.709cm" svg:y1="0.544cm" svg:x2="7.244cm" svg:y2="0.544cm"><text:p/></draw:line><draw:frame draw:style-name="gr5" draw:text-style-name="P12" svg:width="0.742cm" svg:height="0.759cm" svg:x="6.144cm" svg:y="0.166cm"><draw:text-box><text:p text:style-name="P11"><text:span text:style-name="T1">a</text:span></text:p></draw:text-box></draw:frame><draw:line draw:style-name="gr3" draw:text-style-name="P10" svg:x1="8.225cm" svg:y1="0.813cm" svg:x2="8.76cm" svg:y2="0.813cm"><text:p/></draw:line><draw:line draw:style-name="gr3" draw:text-style-name="P10" svg:x1="4.617cm" svg:y1="1.503cm" svg:x2="5.152cm" svg:y2="1.503cm"><text:p/></draw:line><draw:frame draw:style-name="gr4" draw:text-style-name="P12" svg:width="0.717cm" svg:height="0.759cm" svg:x="4.064cm" svg:y="1.126cm"><draw:text-box><text:p text:style-name="P11"><text:span text:style-name="T1">c</text:span></text:p></draw:text-box></draw:frame><draw:line draw:style-name="gr3" draw:text-style-name="P10" svg:x1="4.637cm" svg:y1="0.917cm" svg:x2="5.172cm" svg:y2="0.917cm"><text:p/></draw:line><draw:frame draw:style-name="gr5" draw:text-style-name="P12" svg:width="0.742cm" svg:height="0.759cm" svg:x="4.071cm" svg:y="0.538cm"><draw:text-box><text:p text:style-name="P11"><text:span text:style-name="T1">b</text:span></text:p></draw:text-box></draw:frame></draw:g>val x = a &amp;&amp; (b || c)</text:p>
            <text:p text:style-name="Code"><text:s/></text:p>
            <text:p text:style-name="Code">val tmp = b || c</text:p>
            <text:p text:style-name="Code">val x = a &amp;&amp; tmp</text:p>
          </table:table-cell>
          <table:covered-table-cell/>
        </table:table-row>
        <table:table-row>
          <table:table-cell table:style-name="Tableau2.A1" table:number-columns-spanned="2" office:value-type="string">
            <text:p text:style-name="Code"><draw:g text:anchor-type="paragraph" draw:z-index="8" draw:style-name="gr1"><draw:frame draw:style-name="gr4" draw:text-style-name="P12" svg:width="0.717cm" svg:height="0.759cm" svg:x="7.483cm" svg:y="0.377cm"><draw:text-box><text:p text:style-name="P11"><text:span text:style-name="T1">y</text:span></text:p></draw:text-box></draw:frame><draw:path draw:style-name="gr2" draw:text-style-name="P9" svg:width="0.88cm" svg:height="0.75cm" svg:x="4.766cm" svg:y="0.387cm" svg:viewBox="0 0 881 751" svg:d="M631 375l-631 376v-751zM756 250c71 0 125 54 125 125s-54 125-125 125-125-54-125-125 54-125 125-125z"><text:p/></draw:path><draw:line draw:style-name="gr29" draw:text-style-name="P10" svg:x1="6.79cm" svg:y1="0.753cm" svg:x2="7.585cm" svg:y2="0.753cm"><text:p/></draw:line><draw:line draw:style-name="gr3" draw:text-style-name="P10" svg:x1="5.692cm" svg:y1="0.753cm" svg:x2="6.227cm" svg:y2="0.753cm"><text:p/></draw:line><draw:line draw:style-name="gr3" draw:text-style-name="P10" svg:x1="4.25cm" svg:y1="0.754cm" svg:x2="4.785cm" svg:y2="0.754cm"><text:p/></draw:line><draw:frame draw:style-name="gr5" draw:text-style-name="P12" svg:width="0.742cm" svg:height="0.759cm" svg:x="3.685cm" svg:y="0.377cm"><draw:text-box><text:p text:style-name="P11"><text:span text:style-name="T1">a</text:span></text:p></draw:text-box></draw:frame><draw:frame draw:style-name="gr4" draw:text-style-name="P12" svg:width="0.717cm" svg:height="0.759cm" svg:x="6.082cm" svg:y="0.377cm"><draw:text-box><text:p text:style-name="P11"><text:span text:style-name="T1">x</text:span></text:p></draw:text-box></draw:frame></draw:g>val x, y = Bool()</text:p>
            <text:p text:style-name="Code">x := !a</text:p>
            <text:p text:style-name="Code">y := x</text:p>
          </table:table-cell>
          <table:covered-table-cell/>
        </table:table-row>
        <table:table-row>
          <table:table-cell table:style-name="Tableau2.A1" office:value-type="string">
            <text:p text:style-name="Code">val x = Mux(c, a, b)</text:p>
            <text:p text:style-name="Code"><draw:g text:anchor-type="paragraph" draw:z-index="2" draw:style-name="gr1"><draw:custom-shape draw:style-name="gr2" draw:text-style-name="P10" svg:width="1.444cm" svg:height="0.422cm" draw:transform="rotate (1.5707963267946) translate (3.14148611111111cm 1.785055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3.363cm" svg:y1="2.041cm" svg:x2="3.363cm" svg:y2="1.586cm"><text:p/></draw:line><draw:line draw:style-name="gr3" draw:text-style-name="P10" svg:x1="2.568cm" svg:y1="0.726cm" svg:x2="3.132cm" svg:y2="0.726cm"><text:p/></draw:line><draw:line draw:style-name="gr3" draw:text-style-name="P10" svg:x1="2.578cm" svg:y1="1.404cm" svg:x2="3.142cm" svg:y2="1.404cm"><text:p/></draw:line><draw:frame draw:style-name="gr5" draw:text-style-name="P12" svg:width="0.742cm" svg:height="0.759cm" svg:x="1.993cm" svg:y="1.022cm"><draw:text-box><text:p text:style-name="P11"><text:span text:style-name="T1">b</text:span></text:p></draw:text-box></draw:frame><draw:frame draw:style-name="gr5" draw:text-style-name="P12" svg:width="0.742cm" svg:height="0.759cm" svg:x="1.993cm" svg:y="0.323cm"><draw:text-box><text:p text:style-name="P11"><text:span text:style-name="T1">a</text:span></text:p></draw:text-box></draw:frame><draw:frame draw:style-name="gr7" draw:text-style-name="P12" svg:width="1.426cm" svg:height="0.759cm" svg:x="2.662cm" svg:y="1.831cm"><draw:text-box><text:p text:style-name="P11"><text:span text:style-name="T1">c</text:span></text:p></draw:text-box></draw:frame><draw:frame draw:style-name="gr8" draw:text-style-name="P14" svg:width="0.678cm" svg:height="0.759cm" svg:x="2.988cm" svg:y="0.381cm"><draw:text-box><text:p text:style-name="P11"><text:span text:style-name="T2">F</text:span></text:p></draw:text-box></draw:frame><draw:frame draw:style-name="gr8" draw:text-style-name="P14" svg:width="0.678cm" svg:height="0.759cm" svg:x="3cm" svg:y="1.032cm"><draw:text-box><text:p text:style-name="P11"><text:span text:style-name="T2">T</text:span></text:p></draw:text-box></draw:frame><draw:line draw:style-name="gr3" draw:text-style-name="P10" svg:x1="3.577cm" svg:y1="1.033cm" svg:x2="4.112cm" svg:y2="1.033cm"><text:p/></draw:line><draw:frame draw:style-name="gr4" draw:text-style-name="P12" svg:width="0.717cm" svg:height="0.759cm" svg:x="3.914cm" svg:y="0.66cm"><draw:text-box><text:p text:style-name="P11"><text:span text:style-name="T1">x</text:span></text:p></draw:text-box></draw:frame></draw:g></text:p>
            <text:p text:style-name="Code"/>
            <text:p text:style-name="Code"/>
            <text:p text:style-name="Code"><text:line-break/>val x = c ? a | b</text:p>
          </table:table-cell>
          <table:table-cell table:style-name="Tableau2.A1" office:value-type="string">
            <text:p text:style-name="Code">val x = Bool()</text:p>
            <text:p text:style-name="Code">when(c){</text:p>
            <text:p text:style-name="Code"><text:s text:c="2"/>x := b</text:p>
            <text:p text:style-name="Code">} otherwise {</text:p>
            <text:p text:style-name="Code"><text:s text:c="2"/>x := a</text:p>
            <text:p text:style-name="Code">}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2" office:value-type="string">
            <text:p text:style-name="Code">val sel = UInt(2 bits)</text:p>
            <text:p text:style-name="Code">val x = Bool()</text:p>
            <text:p text:style-name="Code">switch(sel){</text:p>
            <text:p text:style-name="Code"><text:s text:c="3"/>is(0) {x := a}</text:p>
            <text:p text:style-name="Code"><text:s text:c="3"/>is(1) {x := b}</text:p>
            <text:p text:style-name="Code"><text:s text:c="3"/>is(2) {x := c}</text:p>
            <text:p text:style-name="Code"><text:s text:c="3"/>is(3) {x := d}</text:p>
            <text:p text:style-name="Code">}</text:p>
            <text:p text:style-name="Code"/>
          </table:table-cell>
          <table:table-cell table:style-name="Tableau6.B1" office:value-type="string">
            <text:p text:style-name="Code">val sel = UInt(2 bits)</text:p>
            <text:p text:style-name="Code"><draw:g text:anchor-type="paragraph" draw:z-index="9" draw:style-name="gr1"><draw:custom-shape draw:style-name="gr2" draw:text-style-name="P10" svg:width="3.088cm" svg:height="0.422cm" draw:transform="rotate (1.5707963267946) translate (4.78543055555556cm 3.41488888888889cm)"><text:p/><draw:enhanced-geometry svg:viewBox="0 0 21600 21600" draw:glue-points="?f6 10800 10800 21600 ?f5 10800 10800 0" draw:text-areas="?f3 ?f3 ?f4 ?f4" draw:type="trapezoid" draw:modifiers="3288.62973760933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4.999cm" svg:y1="3.867cm" svg:x2="4.999cm" svg:y2="3.145cm"><text:p/></draw:line><draw:line draw:style-name="gr3" draw:text-style-name="P10" svg:x1="4.212cm" svg:y1="0.712cm" svg:x2="4.776cm" svg:y2="0.712cm"><text:p/></draw:line><draw:line draw:style-name="gr3" draw:text-style-name="P10" svg:x1="4.222cm" svg:y1="1.39cm" svg:x2="4.786cm" svg:y2="1.39cm"><text:p/></draw:line><draw:frame draw:style-name="gr5" draw:text-style-name="P12" svg:width="0.742cm" svg:height="0.759cm" svg:x="3.637cm" svg:y="1.008cm"><draw:text-box><text:p text:style-name="P11"><text:span text:style-name="T1">b</text:span></text:p></draw:text-box></draw:frame><draw:frame draw:style-name="gr5" draw:text-style-name="P12" svg:width="0.742cm" svg:height="0.759cm" svg:x="3.637cm" svg:y="0.309cm"><draw:text-box><text:p text:style-name="P11"><text:span text:style-name="T1">a</text:span></text:p></draw:text-box></draw:frame><draw:frame draw:style-name="gr7" draw:text-style-name="P12" svg:width="1.426cm" svg:height="0.759cm" svg:x="4.297cm" svg:y="3.69cm"><draw:text-box><text:p text:style-name="P11"><text:span text:style-name="T1">sel</text:span></text:p></draw:text-box></draw:frame><draw:frame draw:style-name="gr30" draw:text-style-name="P14" svg:width="0.662cm" svg:height="0.759cm" svg:x="4.639cm" svg:y="0.367cm"><draw:text-box><text:p text:style-name="P11"><text:span text:style-name="T2">0</text:span></text:p></draw:text-box></draw:frame><draw:frame draw:style-name="gr30" draw:text-style-name="P14" svg:width="0.662cm" svg:height="0.759cm" svg:x="4.653cm" svg:y="1.018cm"><draw:text-box><text:p text:style-name="P11"><text:span text:style-name="T2">1</text:span></text:p></draw:text-box></draw:frame><draw:line draw:style-name="gr3" draw:text-style-name="P10" svg:x1="5.221cm" svg:y1="1.719cm" svg:x2="5.756cm" svg:y2="1.719cm"><text:p/></draw:line><draw:frame draw:style-name="gr4" draw:text-style-name="P12" svg:width="0.717cm" svg:height="0.759cm" svg:x="5.558cm" svg:y="1.346cm"><draw:text-box><text:p text:style-name="P11"><text:span text:style-name="T1">x</text:span></text:p></draw:text-box></draw:frame><draw:line draw:style-name="gr3" draw:text-style-name="P10" svg:x1="4.222cm" svg:y1="2.102cm" svg:x2="4.786cm" svg:y2="2.102cm"><text:p/></draw:line><draw:line draw:style-name="gr3" draw:text-style-name="P10" svg:x1="4.23cm" svg:y1="2.778cm" svg:x2="4.794cm" svg:y2="2.778cm"><text:p/></draw:line><draw:frame draw:style-name="gr5" draw:text-style-name="P12" svg:width="0.742cm" svg:height="0.759cm" svg:x="3.648cm" svg:y="2.397cm"><draw:text-box><text:p text:style-name="P11"><text:span text:style-name="T1">d</text:span></text:p></draw:text-box></draw:frame><draw:frame draw:style-name="gr4" draw:text-style-name="P12" svg:width="0.717cm" svg:height="0.759cm" svg:x="3.658cm" svg:y="1.699cm"><draw:text-box><text:p text:style-name="P11"><text:span text:style-name="T1">c</text:span></text:p></draw:text-box></draw:frame><draw:frame draw:style-name="gr30" draw:text-style-name="P14" svg:width="0.662cm" svg:height="0.759cm" svg:x="4.653cm" svg:y="1.718cm"><draw:text-box><text:p text:style-name="P11"><text:span text:style-name="T2">2</text:span></text:p></draw:text-box></draw:frame><draw:frame draw:style-name="gr30" draw:text-style-name="P14" svg:width="0.662cm" svg:height="0.759cm" svg:x="4.655cm" svg:y="2.419cm"><draw:text-box><text:p text:style-name="P11"><text:span text:style-name="T2">3</text:span></text:p></draw:text-box></draw:frame><draw:line draw:style-name="gr3" draw:text-style-name="P10" svg:x1="4.826cm" svg:y1="3.69cm" svg:x2="5.199cm" svg:y2="3.48cm"><text:p/></draw:line><draw:frame draw:style-name="gr5" draw:text-style-name="P12" svg:width="0.742cm" svg:height="0.759cm" svg:x="5.106cm" svg:y="3.177cm"><draw:text-box><text:p text:style-name="P11"><text:span text:style-name="T1">2</text:span></text:p></draw:text-box></draw:frame></draw:g>val vec = Vec(a,b,c,d)</text:p>
            <text:p text:style-name="Code">val x = vec(sel)</text:p>
          </table:table-cell>
          <table:table-cell table:style-name="Tableau6.C1" table:number-rows-spanned="2" office:value-type="string">
            <text:p text:style-name="Code"/>
          </table:table-cell>
        </table:table-row>
        <table:table-row>
          <table:covered-table-cell/>
          <table:table-cell table:style-name="Tableau6.B2" office:value-type="string">
            <text:p text:style-name="Code">val sel = UInt(2 bits)</text:p>
            <text:p text:style-name="Code">val x = sel.mux(</text:p>
            <text:p text:style-name="Code"><text:s text:c="2"/>0 -&gt; a,</text:p>
            <text:p text:style-name="Code"><text:s text:c="2"/>1 -&gt; b,</text:p>
            <text:p text:style-name="Code"><text:s text:c="2"/>2 -&gt; c,</text:p>
            <text:p text:style-name="Code"><text:s text:c="2"/>3 -&gt; d</text:p>
            <text:p text:style-name="Code">)</text:p>
          </table:table-cell>
          <table:covered-table-cell/>
        </table:table-row>
      </table:table>
      <text:p text:style-name="Text_20_body"><text:line-break/></text:p>
      <text:h text:style-name="P8" text:outline-level="1"><draw:g text:anchor-type="paragraph" draw:z-index="10" draw:style-name="gr1"><draw:custom-shape draw:style-name="gr2" draw:text-style-name="P10" svg:width="1.438cm" svg:height="0.422cm" draw:transform="rotate (1.5707963267946) translate (5.91784722222222cm 10.9184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6.141cm" svg:y1="11.172cm" svg:x2="6.141cm" svg:y2="10.719cm"><text:p/></draw:line><draw:line draw:style-name="gr3" draw:text-style-name="P10" svg:x1="5.345cm" svg:y1="9.862cm" svg:x2="5.909cm" svg:y2="9.862cm"><text:p/></draw:line><draw:line draw:style-name="gr3" draw:text-style-name="P10" svg:x1="5.357cm" svg:y1="10.534cm" svg:x2="5.921cm" svg:y2="10.534cm"><text:p/></draw:line><draw:frame draw:style-name="gr31" draw:text-style-name="P12" svg:width="0.742cm" svg:height="0.74cm" svg:x="4.77cm" svg:y="10.165cm"><draw:text-box><text:p text:style-name="P11"><text:span text:style-name="T1">b</text:span></text:p></draw:text-box></draw:frame><draw:frame draw:style-name="gr31" draw:text-style-name="P12" svg:width="0.742cm" svg:height="0.74cm" svg:x="4.77cm" svg:y="9.468cm"><draw:text-box><text:p text:style-name="P11"><text:span text:style-name="T1">a</text:span></text:p></draw:text-box></draw:frame><draw:frame draw:style-name="gr32" draw:text-style-name="P12" svg:width="0.81cm" svg:height="0.74cm" svg:x="5.703cm" svg:y="11.169cm"><draw:text-box><text:p text:style-name="P11"><text:span text:style-name="T1">c</text:span></text:p></draw:text-box></draw:frame><draw:g draw:style-name="gr11"><draw:g draw:style-name="gr11"><draw:rect draw:style-name="gr10" draw:text-style-name="P10" svg:width="1.003cm" svg:height="1.74cm" svg:x="7.636cm" svg:y="9.821cm"><text:p/></draw:rect><draw:custom-shape draw:style-name="gr6" draw:text-style-name="P9" svg:width="0.299cm" svg:height="0.302cm" draw:transform="rotate (-1.57079632679579) translate (7.9375cm 11.0119583333333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7.479cm" svg:y="9.832cm"><draw:text-box><text:p text:style-name="P11"><text:span text:style-name="T1">D</text:span></text:p></draw:text-box></draw:frame><draw:frame draw:style-name="gr21" draw:text-style-name="P12" svg:width="0.835cm" svg:height="0.74cm" svg:x="7.98cm" svg:y="9.833cm"><draw:text-box><text:p text:style-name="P11"><text:span text:style-name="T1">Q</text:span></text:p></draw:text-box></draw:frame></draw:g><draw:g draw:style-name="gr11"><draw:g draw:style-name="gr11"><draw:rect draw:style-name="gr10" draw:text-style-name="P10" svg:width="1.003cm" svg:height="1.738cm" svg:x="7.638cm" svg:y="9.823cm"><text:p/></draw:rect><draw:custom-shape draw:style-name="gr6" draw:text-style-name="P9" svg:width="0.299cm" svg:height="0.302cm" draw:transform="rotate (-1.57079632679579) translate (7.9375cm 11.0119583333333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7.481cm" svg:y="9.833cm"><draw:text-box><text:p text:style-name="P11"><text:span text:style-name="T1">D</text:span></text:p></draw:text-box></draw:frame><draw:frame draw:style-name="gr21" draw:text-style-name="P12" svg:width="0.835cm" svg:height="0.74cm" svg:x="7.982cm" svg:y="9.835cm"><draw:text-box><text:p text:style-name="P11"><text:span text:style-name="T1">Q</text:span></text:p></draw:text-box></draw:frame></draw:g><draw:frame draw:style-name="gr33" draw:text-style-name="P12" svg:width="1.022cm" svg:height="0.74cm" svg:x="6.488cm" svg:y="10.812cm"><draw:text-box><text:p text:style-name="P11"><text:span text:style-name="T1">clk</text:span></text:p></draw:text-box></draw:frame><draw:line draw:style-name="gr3" draw:text-style-name="P10" svg:x1="7.359cm" svg:y1="11.168cm" svg:x2="7.64cm" svg:y2="11.168cm"><text:p/></draw:line><draw:line draw:style-name="gr3" draw:text-style-name="P10" svg:x1="8.681cm" svg:y1="10.217cm" svg:x2="9.216cm" svg:y2="10.217cm"><text:p/></draw:line><draw:line draw:style-name="gr3" draw:text-style-name="P10" svg:x1="6.354cm" svg:y1="10.199cm" svg:x2="7.604cm" svg:y2="10.199cm"><text:p/></draw:line><draw:frame draw:style-name="gr34" draw:text-style-name="P14" svg:width="0.678cm" svg:height="0.578cm" svg:x="5.765cm" svg:y="9.609cm"><draw:text-box><text:p text:style-name="P11"><text:span text:style-name="T2">F</text:span></text:p></draw:text-box></draw:frame><draw:frame draw:style-name="gr34" draw:text-style-name="P14" svg:width="0.678cm" svg:height="0.578cm" svg:x="5.777cm" svg:y="10.257cm"><draw:text-box><text:p text:style-name="P11"><text:span text:style-name="T2">T</text:span></text:p></draw:text-box></draw:frame><draw:frame draw:style-name="gr31" draw:text-style-name="P12" svg:width="0.742cm" svg:height="0.74cm" svg:x="4.77cm" svg:y="9.468cm"><draw:text-box><text:p text:style-name="P11"><text:span text:style-name="T1">a</text:span></text:p></draw:text-box></draw:frame><draw:frame draw:style-name="gr35" draw:text-style-name="P19" svg:width="0.78cm" svg:height="0.821cm" svg:x="7.74cm" svg:y="9.112cm"><draw:text-box><text:p text:style-name="P11"><text:span text:style-name="T5">x</text:span></text:p></draw:text-box></draw:frame></draw:g>Register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Code">val x = Reg(Bool)</text:p>
            <text:p text:style-name="Code"><draw:g text:anchor-type="paragraph" draw:z-index="11" draw:style-name="gr1"><draw:g draw:style-name="gr11"><draw:g draw:style-name="gr11"><draw:rect draw:style-name="gr10" draw:text-style-name="P10" svg:width="1.001cm" svg:height="1.749cm" svg:x="1.845cm" svg:y="0.838cm"><text:p/></draw:rect><draw:custom-shape draw:style-name="gr6" draw:text-style-name="P9" svg:width="0.301cm" svg:height="0.301cm" draw:transform="rotate (-1.57079632679579) translate (2.14488888888889cm 2.03552777777778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1.688cm" svg:y="0.852cm"><draw:text-box><text:p text:style-name="P11"><text:span text:style-name="T1">D</text:span></text:p></draw:text-box></draw:frame><draw:frame draw:style-name="gr21" draw:text-style-name="P12" svg:width="0.835cm" svg:height="0.74cm" svg:x="2.189cm" svg:y="0.854cm"><draw:text-box><text:p text:style-name="P11"><text:span text:style-name="T1">Q</text:span></text:p></draw:text-box></draw:frame></draw:g><draw:g draw:style-name="gr11"><draw:g draw:style-name="gr11"><draw:rect draw:style-name="gr10" draw:text-style-name="P10" svg:width="1.001cm" svg:height="1.747cm" svg:x="1.845cm" svg:y="0.84cm"><text:p/></draw:rect><draw:custom-shape draw:style-name="gr6" draw:text-style-name="P9" svg:width="0.301cm" svg:height="0.301cm" draw:transform="rotate (-1.57079632679579) translate (2.14488888888889cm 2.037291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1.688cm" svg:y="0.854cm"><draw:text-box><text:p text:style-name="P11"><text:span text:style-name="T1">D</text:span></text:p></draw:text-box></draw:frame><draw:frame draw:style-name="gr21" draw:text-style-name="P12" svg:width="0.835cm" svg:height="0.74cm" svg:x="2.189cm" svg:y="0.854cm"><draw:text-box><text:p text:style-name="P11"><text:span text:style-name="T1">Q</text:span></text:p></draw:text-box></draw:frame></draw:g><draw:frame draw:style-name="gr22" draw:text-style-name="P12" svg:width="1.283cm" svg:height="0.74cm" svg:x="0.564cm" svg:y="1.836cm"><draw:text-box><text:p text:style-name="P11"><text:span text:style-name="T1">clk</text:span></text:p></draw:text-box></draw:frame><draw:line draw:style-name="gr3" draw:text-style-name="P10" svg:x1="1.562cm" svg:y1="2.192cm" svg:x2="1.843cm" svg:y2="2.192cm"><text:p/></draw:line><draw:line draw:style-name="gr3" draw:text-style-name="P10" svg:x1="2.884cm" svg:y1="1.238cm" svg:x2="3.419cm" svg:y2="1.238cm"><text:p/></draw:line><draw:line draw:style-name="gr3" draw:text-style-name="P10" svg:x1="1.285cm" svg:y1="1.238cm" svg:x2="1.82cm" svg:y2="1.238cm"><text:p/></draw:line><draw:frame draw:style-name="gr35" draw:text-style-name="P19" svg:width="0.78cm" svg:height="0.821cm" svg:x="1.979cm" svg:y="0.143cm"><draw:text-box><text:p text:style-name="P11"><text:span text:style-name="T5">x</text:span></text:p></draw:text-box></draw:frame></draw:g></text:p>
            <text:p text:style-name="Code"/>
            <text:p text:style-name="P7"/>
          </table:table-cell>
          <table:table-cell table:style-name="Tableau1.B1" office:value-type="string">
            <text:p text:style-name="Code"><draw:g text:anchor-type="paragraph" draw:z-index="12" draw:style-name="gr1"><draw:g draw:style-name="gr11"><draw:g draw:style-name="gr11"><draw:glue-point draw:id="4" svg:x="-3.818cm" svg:y="-2.152cm"/><draw:g draw:style-name="gr11"><draw:glue-point draw:id="4" svg:x="-5cm" svg:y="-2.821cm"/><draw:glue-point draw:id="5" svg:x="5cm" svg:y="-2.867cm"/><draw:glue-point draw:id="6" svg:x="-5cm" svg:y="-2.844cm"/><draw:rect draw:style-name="gr10" draw:text-style-name="P10" svg:width="1.001cm" svg:height="1.747cm" svg:x="2.057cm" svg:y="1.067cm"><draw:glue-point draw:id="4" svg:x="-5cm" svg:y="-2.89cm"/><draw:glue-point draw:id="5" svg:x="5cm" svg:y="-2.913cm"/><draw:glue-point draw:id="6" svg:x="0.2cm" svg:y="5.002cm" draw:escape-direction="down"/><text:p/></draw:rect><draw:custom-shape draw:style-name="gr6" draw:text-style-name="P9" svg:width="0.301cm" svg:height="0.301cm" draw:transform="rotate (-1.57079632679579) translate (2.35655555555556cm 2.164291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1.9cm" svg:y="1.081cm"><draw:text-box><text:p text:style-name="P11"><text:span text:style-name="T1">D</text:span></text:p></draw:text-box></draw:frame><draw:frame draw:style-name="gr21" draw:text-style-name="P12" svg:width="0.835cm" svg:height="0.74cm" svg:x="2.401cm" svg:y="1.081cm"><draw:text-box><text:p text:style-name="P11"><text:span text:style-name="T1">Q</text:span></text:p></draw:text-box></draw:frame></draw:g><draw:frame draw:style-name="gr36" draw:text-style-name="P20" svg:width="1.211cm" svg:height="0.726cm" svg:x="1.958cm" svg:y="2.268cm"><draw:text-box><text:p text:style-name="P11"><text:span text:style-name="T6">CLR</text:span></text:p></draw:text-box></draw:frame></draw:g><draw:line draw:style-name="gr3" draw:text-style-name="P10" svg:x1="2.559cm" svg:y1="2.81cm" svg:x2="2.559cm" svg:y2="3.233cm"><text:p/></draw:line><draw:frame draw:style-name="gr37" draw:text-style-name="P12" svg:width="1.447cm" svg:height="0.74cm" svg:x="1.007cm" svg:y="2.869cm"><draw:text-box><text:p text:style-name="P11"><text:span text:style-name="T1">reset</text:span></text:p></draw:text-box></draw:frame><draw:frame draw:style-name="gr22" draw:text-style-name="P12" svg:width="1.283cm" svg:height="0.74cm" svg:x="0.776cm" svg:y="1.98cm"><draw:text-box><text:p text:style-name="P11"><text:span text:style-name="T1">clk</text:span></text:p></draw:text-box></draw:frame><draw:line draw:style-name="gr3" draw:text-style-name="P10" svg:x1="1.776cm" svg:y1="2.335cm" svg:x2="2.057cm" svg:y2="2.335cm"><text:p/></draw:line><draw:line draw:style-name="gr3" draw:text-style-name="P10" svg:x1="3.098cm" svg:y1="1.44cm" svg:x2="3.633cm" svg:y2="1.44cm"><text:p/></draw:line><draw:line draw:style-name="gr3" draw:text-style-name="P10" svg:x1="1.499cm" svg:y1="1.44cm" svg:x2="2.034cm" svg:y2="1.44cm"><text:p/></draw:line><draw:frame draw:style-name="gr35" draw:text-style-name="P19" svg:width="0.78cm" svg:height="0.821cm" svg:x="2.166cm" svg:y="0.377cm"><draw:text-box><text:p text:style-name="P11"><text:span text:style-name="T5">x</text:span></text:p></draw:text-box></draw:frame><draw:line draw:style-name="gr3" draw:text-style-name="P10" svg:x1="2.277cm" svg:y1="3.235cm" svg:x2="2.558cm" svg:y2="3.235cm"><text:p/></draw:line></draw:g>val x = Reg(Bool) init(False)</text:p>
            <text:p text:style-name="P3"/>
            <text:p text:style-name="P4"><text:s text:c="7"/></text:p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1" office:value-type="string">
            <text:p text:style-name="Code">val x = Reg(Bool)</text:p>
            <text:p text:style-name="Code"><draw:g text:anchor-type="paragraph" draw:z-index="13" draw:style-name="gr1"><draw:g draw:style-name="gr11"><draw:g draw:style-name="gr11"><draw:rect draw:style-name="gr10" draw:text-style-name="P10" svg:width="1.001cm" svg:height="1.747cm" svg:x="2.26cm" svg:y="1.215cm"><text:p/></draw:rect><draw:custom-shape draw:style-name="gr6" draw:text-style-name="P9" svg:width="0.301cm" svg:height="0.301cm" draw:transform="rotate (-1.57079632679579) translate (2.55940277777778cm 2.411236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2.103cm" svg:y="1.227cm"><draw:text-box><text:p text:style-name="P11"><text:span text:style-name="T1">D</text:span></text:p></draw:text-box></draw:frame><draw:frame draw:style-name="gr21" draw:text-style-name="P12" svg:width="0.835cm" svg:height="0.74cm" svg:x="2.604cm" svg:y="1.229cm"><draw:text-box><text:p text:style-name="P11"><text:span text:style-name="T1">Q</text:span></text:p></draw:text-box></draw:frame></draw:g><draw:frame draw:style-name="gr22" draw:text-style-name="P12" svg:width="1.283cm" svg:height="0.74cm" svg:x="0.977cm" svg:y="2.228cm"><draw:text-box><text:p text:style-name="P11"><text:span text:style-name="T1">clk</text:span></text:p></draw:text-box></draw:frame><draw:line draw:style-name="gr3" draw:text-style-name="P10" svg:x1="1.978cm" svg:y1="2.583cm" svg:x2="2.259cm" svg:y2="2.583cm"><text:p/></draw:line><draw:frame draw:style-name="gr38" draw:text-style-name="P12" svg:width="0.787cm" svg:height="0.74cm" svg:x="2.094cm" svg:y="1.732cm"><draw:text-box><text:p text:style-name="P11"><text:span text:style-name="T1">E</text:span></text:p></draw:text-box></draw:frame><draw:line draw:style-name="gr3" draw:text-style-name="P10" svg:x1="3.31cm" svg:y1="1.597cm" svg:x2="3.845cm" svg:y2="1.597cm"><text:p/></draw:line><draw:line draw:style-name="gr3" draw:text-style-name="P10" svg:x1="1.711cm" svg:y1="1.597cm" svg:x2="2.246cm" svg:y2="1.597cm"><text:p/></draw:line><draw:line draw:style-name="gr3" draw:text-style-name="P10" svg:x1="1.724cm" svg:y1="2.062cm" svg:x2="2.259cm" svg:y2="2.062cm"><text:p/></draw:line><draw:frame draw:style-name="gr39" draw:text-style-name="P12" svg:width="1.35cm" svg:height="0.74cm" svg:x="0.875cm" svg:y="1.192cm"><draw:text-box><text:p text:style-name="P11"><text:span text:style-name="T1">a</text:span></text:p></draw:text-box></draw:frame><draw:frame draw:style-name="gr39" draw:text-style-name="P12" svg:width="1.35cm" svg:height="0.74cm" svg:x="0.877cm" svg:y="1.693cm"><draw:text-box><text:p text:style-name="P11"><text:span text:style-name="T1">b</text:span></text:p></draw:text-box></draw:frame><draw:line draw:style-name="gr3" draw:text-style-name="P10" svg:x1="1.978cm" svg:y1="2.583cm" svg:x2="2.259cm" svg:y2="2.583cm"><text:p/></draw:line><draw:frame draw:style-name="gr38" draw:text-style-name="P12" svg:width="0.787cm" svg:height="0.74cm" svg:x="2.094cm" svg:y="1.732cm"><draw:text-box><text:p text:style-name="P11"><text:span text:style-name="T1">E</text:span></text:p></draw:text-box></draw:frame><draw:line draw:style-name="gr3" draw:text-style-name="P10" svg:x1="3.31cm" svg:y1="1.597cm" svg:x2="3.845cm" svg:y2="1.597cm"><text:p/></draw:line><draw:line draw:style-name="gr3" draw:text-style-name="P10" svg:x1="1.711cm" svg:y1="1.597cm" svg:x2="2.246cm" svg:y2="1.597cm"><text:p/></draw:line><draw:line draw:style-name="gr3" draw:text-style-name="P10" svg:x1="1.724cm" svg:y1="2.062cm" svg:x2="2.259cm" svg:y2="2.062cm"><text:p/></draw:line><draw:frame draw:style-name="gr35" draw:text-style-name="P19" svg:width="0.78cm" svg:height="0.821cm" svg:x="2.337cm" svg:y="0.499cm"><draw:text-box><text:p text:style-name="P11"><text:span text:style-name="T5">x</text:span></text:p></draw:text-box></draw:frame></draw:g>when(b){</text:p>
            <text:p text:style-name="Code"><text:s text:c="2"/>x := a</text:p>
            <text:p text:style-name="Code">}</text:p>
            <text:p text:style-name="Code"/>
            <text:p text:style-name="Code"/>
            <text:p text:style-name="P6"/>
            <text:p text:style-name="Table_20_Contents"/>
          </table:table-cell>
          <table:table-cell table:style-name="Tableau1.B1" office:value-type="string">
            <text:p text:style-name="Code">val x = Reg(Bool) init(False)</text:p>
            <text:p text:style-name="Code"><draw:g text:anchor-type="paragraph" draw:z-index="14" draw:style-name="gr1"><draw:g draw:style-name="gr11"><draw:g draw:style-name="gr11"><draw:rect draw:style-name="gr10" draw:text-style-name="P10" svg:width="1.001cm" svg:height="1.99cm" svg:x="2.739cm" svg:y="0.699cm"><text:p/></draw:rect><draw:custom-shape draw:style-name="gr6" draw:text-style-name="P9" svg:width="0.301cm" svg:height="0.302cm" draw:transform="rotate (-1.57079632679579) translate (3.04094444444444cm 1.896180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2.582cm" svg:y="0.713cm"><draw:text-box><text:p text:style-name="P11"><text:span text:style-name="T1">D</text:span></text:p></draw:text-box></draw:frame><draw:frame draw:style-name="gr21" draw:text-style-name="P12" svg:width="0.835cm" svg:height="0.74cm" svg:x="3.083cm" svg:y="0.713cm"><draw:text-box><text:p text:style-name="P11"><text:span text:style-name="T1">Q</text:span></text:p></draw:text-box></draw:frame></draw:g><draw:frame draw:style-name="gr40" draw:text-style-name="P12" svg:width="1.352cm" svg:height="0.74cm" svg:x="2.554cm" svg:y="2.055cm"><draw:text-box><text:p text:style-name="P11"><text:span text:style-name="T1">CLR</text:span></text:p></draw:text-box></draw:frame><draw:frame draw:style-name="gr38" draw:text-style-name="P12" svg:width="0.787cm" svg:height="0.74cm" svg:x="2.603cm" svg:y="1.163cm"><draw:text-box><text:p text:style-name="P11"><text:span text:style-name="T1">E</text:span></text:p></draw:text-box></draw:frame><draw:line draw:style-name="gr3" draw:text-style-name="P10" svg:x1="2.161cm" svg:y1="1.492cm" svg:x2="2.696cm" svg:y2="1.492cm"><text:p/></draw:line><draw:frame draw:style-name="gr39" draw:text-style-name="P12" svg:width="1.35cm" svg:height="0.74cm" svg:x="1.314cm" svg:y="1.124cm"><draw:text-box><text:p text:style-name="P11"><text:span text:style-name="T1">b</text:span></text:p></draw:text-box></draw:frame><draw:frame draw:style-name="gr38" draw:text-style-name="P12" svg:width="0.787cm" svg:height="0.74cm" svg:x="2.603cm" svg:y="1.163cm"><draw:text-box><text:p text:style-name="P11"><text:span text:style-name="T1">E</text:span></text:p></draw:text-box></draw:frame><draw:line draw:style-name="gr3" draw:text-style-name="P10" svg:x1="2.161cm" svg:y1="1.492cm" svg:x2="2.696cm" svg:y2="1.492cm"><text:p/></draw:line><draw:line draw:style-name="gr3" draw:text-style-name="P10" svg:x1="3.761cm" svg:y1="1.067cm" svg:x2="4.296cm" svg:y2="1.067cm"><text:p/></draw:line><draw:line draw:style-name="gr3" draw:text-style-name="P10" svg:x1="2.161cm" svg:y1="1.067cm" svg:x2="2.696cm" svg:y2="1.067cm"><text:p/></draw:line><draw:frame draw:style-name="gr39" draw:text-style-name="P12" svg:width="1.35cm" svg:height="0.74cm" svg:x="1.326cm" svg:y="0.66cm"><draw:text-box><text:p text:style-name="P11"><text:span text:style-name="T1">a</text:span></text:p></draw:text-box></draw:frame><draw:line draw:style-name="gr3" draw:text-style-name="P10" svg:x1="3.761cm" svg:y1="1.067cm" svg:x2="4.296cm" svg:y2="1.067cm"><text:p/></draw:line><draw:frame draw:style-name="gr22" draw:text-style-name="P12" svg:width="1.283cm" svg:height="0.74cm" svg:x="1.506cm" svg:y="1.671cm"><draw:text-box><text:p text:style-name="P11"><text:span text:style-name="T1">clk</text:span></text:p></draw:text-box></draw:frame><draw:line draw:style-name="gr3" draw:text-style-name="P10" svg:x1="2.507cm" svg:y1="2.026cm" svg:x2="2.788cm" svg:y2="2.026cm"><text:p/></draw:line><draw:line draw:style-name="gr3" draw:text-style-name="P10" svg:x1="2.507cm" svg:y1="2.026cm" svg:x2="2.788cm" svg:y2="2.026cm"><text:p/></draw:line><draw:frame draw:style-name="gr35" draw:text-style-name="P19" svg:width="0.78cm" svg:height="0.821cm" svg:x="2.847cm" svg:y="0.002cm"><draw:text-box><text:p text:style-name="P11"><text:span text:style-name="T5">x</text:span></text:p></draw:text-box></draw:frame><draw:line draw:style-name="gr3" draw:text-style-name="P10" svg:x1="3.227cm" svg:y1="2.688cm" svg:x2="3.227cm" svg:y2="3.111cm"><text:p/></draw:line><draw:frame draw:style-name="gr37" draw:text-style-name="P12" svg:width="1.447cm" svg:height="0.74cm" svg:x="1.674cm" svg:y="2.745cm"><draw:text-box><text:p text:style-name="P11"><text:span text:style-name="T1">reset</text:span></text:p></draw:text-box></draw:frame><draw:line draw:style-name="gr3" draw:text-style-name="P10" svg:x1="2.945cm" svg:y1="3.111cm" svg:x2="3.226cm" svg:y2="3.111cm"><text:p/></draw:line></draw:g>when(b){</text:p>
            <text:p text:style-name="Code"><text:s text:c="2"/>x := a</text:p>
            <text:p text:style-name="Code">}</text:p>
            <text:p text:style-name="Code"/>
            <text:p text:style-name="Code"/>
            <text:p text:style-name="Code"><text:s text:c="6"/></text:p>
            <text:p text:style-name="Code"/>
          </table:table-cell>
        </table:table-row>
        <table:table-row>
          <table:table-cell table:style-name="Tableau1.A1" table:number-columns-spanned="2" office:value-type="string">
            <text:p text:style-name="Code">val x = Reg(Bool)</text:p>
            <text:p text:style-name="Code">x := a</text:p>
            <text:p text:style-name="Code">when(c){</text:p>
            <text:p text:style-name="Code"><text:s text:c="2"/>x := b</text:p>
            <text:p text:style-name="Code">}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Code">val x = Reg(Bool)</text:p>
            <text:p text:style-name="Code"><draw:g text:anchor-type="paragraph" draw:z-index="15" draw:style-name="gr1"><draw:custom-shape draw:style-name="gr2" draw:text-style-name="P10" svg:width="1.444cm" svg:height="0.422cm" draw:transform="rotate (1.5707963267946) translate (5.76615277777778cm 2.08668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5.986cm" svg:y1="2.343cm" svg:x2="5.986cm" svg:y2="1.888cm"><text:p/></draw:line><draw:line draw:style-name="gr3" draw:text-style-name="P10" svg:x1="5.191cm" svg:y1="1.028cm" svg:x2="5.755cm" svg:y2="1.028cm"><text:p/></draw:line><draw:line draw:style-name="gr3" draw:text-style-name="P10" svg:x1="4.71cm" svg:y1="1.683cm" svg:x2="5.765cm" svg:y2="1.683cm"><text:p/></draw:line><draw:frame draw:style-name="gr5" draw:text-style-name="P12" svg:width="0.742cm" svg:height="0.759cm" svg:x="4.616cm" svg:y="0.624cm"><draw:text-box><text:p text:style-name="P11"><text:span text:style-name="T1">a</text:span></text:p></draw:text-box></draw:frame><draw:frame draw:style-name="gr7" draw:text-style-name="P12" svg:width="1.426cm" svg:height="0.759cm" svg:x="5.243cm" svg:y="2.333cm"><draw:text-box><text:p text:style-name="P11"><text:span text:style-name="T1">d</text:span></text:p></draw:text-box></draw:frame><draw:g draw:style-name="gr11"><draw:g draw:style-name="gr11"><draw:rect draw:style-name="gr10" draw:text-style-name="P10" svg:width="1.001cm" svg:height="1.747cm" svg:x="7.483cm" svg:y="0.986cm"><text:p/></draw:rect><draw:custom-shape draw:style-name="gr6" draw:text-style-name="P9" svg:width="0.301cm" svg:height="0.301cm" draw:transform="rotate (-1.57079632679579) translate (7.78404166666667cm 2.181930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7.326cm" svg:y="0.998cm"><draw:text-box><text:p text:style-name="P11"><text:span text:style-name="T1">D</text:span></text:p></draw:text-box></draw:frame><draw:frame draw:style-name="gr21" draw:text-style-name="P12" svg:width="0.835cm" svg:height="0.74cm" svg:x="7.827cm" svg:y="1cm"><draw:text-box><text:p text:style-name="P11"><text:span text:style-name="T1">Q</text:span></text:p></draw:text-box></draw:frame></draw:g><draw:g draw:style-name="gr11"><draw:g draw:style-name="gr11"><draw:rect draw:style-name="gr10" draw:text-style-name="P10" svg:width="1.001cm" svg:height="1.747cm" svg:x="7.484cm" svg:y="0.988cm"><text:p/></draw:rect><draw:custom-shape draw:style-name="gr6" draw:text-style-name="P9" svg:width="0.301cm" svg:height="0.301cm" draw:transform="rotate (-1.57079632679579) translate (7.78404166666667cm 2.181930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7.327cm" svg:y="1cm"><draw:text-box><text:p text:style-name="P11"><text:span text:style-name="T1">D</text:span></text:p></draw:text-box></draw:frame><draw:frame draw:style-name="gr21" draw:text-style-name="P12" svg:width="0.835cm" svg:height="0.74cm" svg:x="7.828cm" svg:y="1.002cm"><draw:text-box><text:p text:style-name="P11"><text:span text:style-name="T1">Q</text:span></text:p></draw:text-box></draw:frame></draw:g><draw:frame draw:style-name="gr22" draw:text-style-name="P12" svg:width="1.283cm" svg:height="0.74cm" svg:x="6.204cm" svg:y="1.984cm"><draw:text-box><text:p text:style-name="P11"><text:span text:style-name="T1">clk</text:span></text:p></draw:text-box></draw:frame><draw:line draw:style-name="gr3" draw:text-style-name="P10" svg:x1="7.203cm" svg:y1="2.339cm" svg:x2="7.484cm" svg:y2="2.339cm"><text:p/></draw:line><draw:line draw:style-name="gr3" draw:text-style-name="P10" svg:x1="8.525cm" svg:y1="1.383cm" svg:x2="9.06cm" svg:y2="1.383cm"><text:p/></draw:line><draw:line draw:style-name="gr3" draw:text-style-name="P10" svg:x1="6.2cm" svg:y1="1.367cm" svg:x2="7.45cm" svg:y2="1.367cm"><text:p/></draw:line><draw:frame draw:style-name="gr8" draw:text-style-name="P14" svg:width="0.678cm" svg:height="0.759cm" svg:x="5.609cm" svg:y="0.684cm"><draw:text-box><text:p text:style-name="P11"><text:span text:style-name="T2">F</text:span></text:p></draw:text-box></draw:frame><draw:frame draw:style-name="gr8" draw:text-style-name="P14" svg:width="0.678cm" svg:height="0.759cm" svg:x="5.624cm" svg:y="1.335cm"><draw:text-box><text:p text:style-name="P11"><text:span text:style-name="T2">T</text:span></text:p></draw:text-box></draw:frame><draw:custom-shape draw:style-name="gr2" draw:text-style-name="P10" svg:width="1.444cm" svg:height="0.422cm" draw:transform="rotate (1.5707963267946) translate (4.28801388888889cm 2.38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4.512cm" svg:y1="2.636cm" svg:x2="4.512cm" svg:y2="2.181cm"><text:p/></draw:line><draw:line draw:style-name="gr3" draw:text-style-name="P10" svg:x1="3.715cm" svg:y1="1.321cm" svg:x2="4.279cm" svg:y2="1.321cm"><text:p/></draw:line><draw:line draw:style-name="gr3" draw:text-style-name="P10" svg:x1="3.727cm" svg:y1="1.997cm" svg:x2="4.291cm" svg:y2="1.997cm"><text:p/></draw:line><draw:frame draw:style-name="gr4" draw:text-style-name="P12" svg:width="0.717cm" svg:height="0.759cm" svg:x="3.152cm" svg:y="1.617cm"><draw:text-box><text:p text:style-name="P11"><text:span text:style-name="T1">c</text:span></text:p></draw:text-box></draw:frame><draw:frame draw:style-name="gr5" draw:text-style-name="P12" svg:width="0.742cm" svg:height="0.759cm" svg:x="3.14cm" svg:y="0.917cm"><draw:text-box><text:p text:style-name="P11"><text:span text:style-name="T1">b</text:span></text:p></draw:text-box></draw:frame><draw:frame draw:style-name="gr7" draw:text-style-name="P12" svg:width="1.426cm" svg:height="0.759cm" svg:x="3.766cm" svg:y="2.725cm"><draw:text-box><text:p text:style-name="P11"><text:span text:style-name="T1">e</text:span></text:p></draw:text-box></draw:frame><draw:frame draw:style-name="gr8" draw:text-style-name="P14" svg:width="0.678cm" svg:height="0.759cm" svg:x="4.135cm" svg:y="0.977cm"><draw:text-box><text:p text:style-name="P11"><text:span text:style-name="T2">F</text:span></text:p></draw:text-box></draw:frame><draw:frame draw:style-name="gr8" draw:text-style-name="P14" svg:width="0.678cm" svg:height="0.759cm" svg:x="4.147cm" svg:y="1.628cm"><draw:text-box><text:p text:style-name="P11"><text:span text:style-name="T2">T</text:span></text:p></draw:text-box></draw:frame><draw:frame draw:style-name="gr35" draw:text-style-name="P19" svg:width="0.78cm" svg:height="0.821cm" svg:x="7.59cm" svg:y="0.312cm"><draw:text-box><text:p text:style-name="P11"><text:span text:style-name="T5">x</text:span></text:p></draw:text-box></draw:frame></draw:g>x := a</text:p>
            <text:p text:style-name="Code">when(d){</text:p>
            <text:p text:style-name="Code"><text:s text:c="2"/>when(e){</text:p>
            <text:p text:style-name="Code"><text:s text:c="4"/>x := c</text:p>
            <text:p text:style-name="Code"><text:s text:c="2"/>} otherwise {</text:p>
            <text:p text:style-name="Code"><text:s text:c="4"/>x := b</text:p>
            <text:p text:style-name="Code"><text:s text:c="2"/>}</text:p>
            <text:p text:style-name="Code">}</text:p>
          </table:table-cell>
          <table:covered-table-cell/>
        </table:table-row>
      </table:table>
      <text:p text:style-name="Text_20_body"><text:line-break/></text:p>
      <text:p text:style-name="Text_20_body"/>
      <text:h text:style-name="P8" text:outline-level="1">Component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Code">class SubComp extends Component{</text:p>
            <text:p text:style-name="Code"><text:s text:c="4"/>val io = new Bundle {</text:p>
            <text:p text:style-name="Code"><text:s text:c="8"/>val dutyCycle = out UInt(16 bits)</text:p>
            <text:p text:style-name="Code"><draw:g text:anchor-type="paragraph" draw:z-index="16" draw:style-name="gr1"><draw:rect draw:style-name="gr9" draw:text-style-name="P22" svg:width="2.832cm" svg:height="0.736cm" svg:x="4.32cm" svg:y="0.102cm"><text:p text:style-name="P21"><text:span text:style-name="T3">SubComp</text:span></text:p></draw:rect><draw:rect draw:style-name="gr10" draw:text-style-name="P10" svg:width="2.832cm" svg:height="1.101cm" svg:x="4.32cm" svg:y="0.838cm"><text:p/></draw:rect><draw:g draw:style-name="gr11"><draw:rect draw:style-name="gr12" draw:text-style-name="P10" svg:width="0.502cm" svg:height="0.5cm" svg:x="6.885cm" svg:y="1.144cm"><text:p/></draw:rect><draw:frame draw:style-name="gr41" draw:text-style-name="P12" svg:width="2.364cm" svg:height="0.74cm" svg:x="7.386cm" svg:y="1.003cm"><draw:text-box><text:p text:style-name="P11"><text:span text:style-name="T1">dutyCycle</text:span></text:p></draw:text-box></draw:frame></draw:g><draw:line draw:style-name="gr3" draw:text-style-name="P10" svg:x1="6.463cm" svg:y1="1.389cm" svg:x2="6.885cm" svg:y2="1.389cm"><text:p/></draw:line><draw:frame draw:style-name="gr22" draw:text-style-name="P12" svg:width="1.283cm" svg:height="0.74cm" svg:x="5.534cm" svg:y="1.003cm"><draw:text-box><text:p text:style-name="P11"><text:span text:style-name="T1">42</text:span></text:p></draw:text-box></draw:frame></draw:g> <text:s text:c="3"/>}</text:p>
            <text:p text:style-name="Code"><text:s text:c="4"/>io.dutyCycle := 42 </text:p>
            <text:p text:style-name="Code">}</text:p>
            <text:p text:style-name="Code"/>
          </table:table-cell>
        </table:table-row>
        <table:table-row>
          <table:table-cell table:style-name="Tableau4.A1" office:value-type="string">
            <text:p text:style-name="Code">class Pwm(width : Int) extends Component{</text:p>
            <text:p text:style-name="Code"><text:s text:c="2"/>val io = new Bundle{</text:p>
            <text:p text:style-name="Code"><text:s text:c="4"/>val dutyCycle = in UInt(width bits)</text:p>
            <text:p text:style-name="Code"><draw:g text:anchor-type="paragraph" draw:z-index="3" draw:style-name="gr1"><draw:rect draw:style-name="gr9" draw:text-style-name="P16" svg:width="4.075cm" svg:height="0.736cm" svg:x="5.171cm" svg:y="0.24cm"><text:p text:style-name="P15"><text:span text:style-name="T3">Pwm</text:span></text:p></draw:rect><draw:rect draw:style-name="gr10" draw:text-style-name="P10" svg:width="4.075cm" svg:height="1.814cm" svg:x="5.171cm" svg:y="0.976cm"><text:p/></draw:rect><draw:g draw:style-name="gr11"><draw:rect draw:style-name="gr12" draw:text-style-name="P10" svg:width="0.5cm" svg:height="0.502cm" svg:x="8.946cm" svg:y="1.307cm"><text:p/></draw:rect><draw:frame draw:style-name="gr13" draw:text-style-name="P12" svg:width="2.248cm" svg:height="0.74cm" svg:x="6.784cm" svg:y="1.166cm"><draw:text-box><text:p text:style-name="P11"><text:span text:style-name="T1">pwm</text:span></text:p></draw:text-box></draw:frame></draw:g><draw:g draw:style-name="gr11"><draw:rect draw:style-name="gr12" draw:text-style-name="P10" svg:width="0.5cm" svg:height="0.5cm" svg:x="4.912cm" svg:y="1.309cm"><text:p/></draw:rect><draw:frame draw:style-name="gr14" draw:text-style-name="P12" svg:width="2.472cm" svg:height="0.74cm" svg:x="5.411cm" svg:y="1.168cm"><draw:text-box><text:p text:style-name="P11"><text:span text:style-name="T1">enable</text:span></text:p></draw:text-box></draw:frame></draw:g><draw:g draw:style-name="gr11"><draw:rect draw:style-name="gr12" draw:text-style-name="P10" svg:width="0.502cm" svg:height="0.502cm" svg:x="4.898cm" svg:y="2.009cm"><text:p/></draw:rect><draw:frame draw:style-name="gr14" draw:text-style-name="P12" svg:width="2.472cm" svg:height="0.74cm" svg:x="5.399cm" svg:y="1.868cm"><draw:text-box><text:p text:style-name="P11"><text:span text:style-name="T1">dutyCycle</text:span></text:p></draw:text-box></draw:frame></draw:g></draw:g> <text:s text:c="3"/>val enable <text:s text:c="5"/>= in Bool</text:p>
            <text:p text:style-name="Code"><text:s text:c="4"/>val pwm <text:s text:c="8"/>= out Bool</text:p>
            <text:p text:style-name="Code"><text:s text:c="2"/>}</text:p>
            <text:p text:style-name="Code"><text:s text:c="2"/>// ...</text:p>
            <text:p text:style-name="Code">}</text:p>
            <text:p text:style-name="Code"/>
          </table:table-cell>
        </table:table-row>
        <table:table-row table:style-name="Tableau4.3">
          <table:table-cell table:style-name="Tableau4.A1" office:value-type="string">
            <text:p text:style-name="Code"/>
            <text:p text:style-name="Code">class Toplevel extends Component{</text:p>
            <text:p text:style-name="Code"><text:s text:c="4"/>val io = new Bundle{</text:p>
            <text:p text:style-name="Code"><text:s text:c="8"/>val pin = out Bool</text:p>
            <text:p text:style-name="Code"><text:s text:c="4"/>}</text:p>
            <text:p text:style-name="Code"><text:s text:c="4"/>val subComp = new SubComp</text:p>
            <text:p text:style-name="Code"><text:s text:c="4"/>val ctrl = new Pwm(width = 10)</text:p>
            <text:p text:style-name="Code"><text:s text:c="4"/>ctrl.io.enable := True</text:p>
            <text:p text:style-name="Code"><text:s text:c="4"/>ctrl.io.dutyCycle := subComp.io.dutyCycle &lt;&lt; 6</text:p>
            <text:p text:style-name="Code"><text:s text:c="4"/>ctrl.io.pwm &lt;&gt; io.pin <text:s/>//Autoconnect</text:p>
            <text:p text:style-name="Code"><draw:frame draw:style-name="fr1" draw:name="images3" text:anchor-type="paragraph" svg:x="0.953cm" svg:y="0.385cm" svg:width="8.775cm" svg:height="3.496cm" draw:z-index="17"><draw:image xlink:href="Pictures/2000013A000029F0000010B671A33BE5.svm" xlink:type="simple" xlink:show="embed" xlink:actuate="onLoad"/></draw:frame>}</text:p>
            <text:p text:style-name="Code"/>
            <text:p text:style-name="Code"/>
            <text:p text:style-name="Code"/>
            <text:p text:style-name="Code"/>
            <text:p text:style-name="Code"/>
            <text:p text:style-name="Code"/>
            <text:p text:style-name="Code"/>
          </table:table-cell>
        </table:table-row>
        <table:table-row table:style-name="Tableau4.3">
          <table:table-cell table:style-name="Tableau4.A4" office:value-type="string">
            <text:p text:style-name="Code">class Toplevel extends Component{</text:p>
            <text:p text:style-name="Code"><text:s text:c="2"/>//...</text:p>
            <text:p text:style-name="Code"><text:s text:c="2"/>val something = new Area{</text:p>
            <text:p text:style-name="Code"><text:s text:c="4"/>val x = Reg(Bool)</text:p>
            <text:p text:style-name="Code"><text:s text:c="2"/>}</text:p>
            <text:p text:style-name="Code"><text:s text:c="2"/>val another = new Area{</text:p>
            <text:p text:style-name="Code"><text:s text:c="4"/>val y = !something.x</text:p>
            <text:p text:style-name="Code"><draw:frame draw:style-name="fr1" draw:name="images2" text:anchor-type="paragraph" svg:x="3.191cm" svg:y="0.101cm" svg:width="6.272cm" svg:height="3.625cm" draw:z-index="18"><draw:image xlink:href="Pictures/200001A70000209A000012D7E41CE44B.svm" xlink:type="simple" xlink:show="embed" xlink:actuate="onLoad"/></draw:frame> <text:s/>}</text:p>
            <text:p text:style-name="Code"><text:s text:c="2"/>//..</text:p>
            <text:p text:style-name="Code">}</text:p>
            <text:p text:style-name="Code"/>
            <text:p text:style-name="Code"/>
            <text:p text:style-name="Code"/>
          </table:table-cell>
        </table:table-row>
      </table:table>
      <text:p text:style-name="Standard"/>
      <text:h text:style-name="P8" text:outline-level="1">Datatype/Interface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draw:frame draw:style-name="fr2" draw:name="images1" text:anchor-type="as-char" svg:width="4.367cm" svg:height="3.985cm" draw:z-index="19"><draw:image xlink:href="../types.svg" xlink:type="simple" xlink:show="embed" xlink:actuate="onLoad"/></draw:frame></text:p>
          </table:table-cell>
          <table:table-cell table:style-name="Tableau5.A1" office:value-type="string">
            <text:p text:style-name="P5">val x = Bool()</text:p>
            <text:p text:style-name="P5">val x = Bits(8 bits) </text:p>
            <text:p text:style-name="P5">val x = UInt(8 bits)</text:p>
            <text:p text:style-name="P5">val x = SInt(8 bits)</text:p>
            <text:p text:style-name="P5">val x = Vec(UInt(8 bits), size = 4)</text:p>
            <text:p text:style-name="P5"/>
            <text:p text:style-name="P5">object State extends SpinalEnum{</text:p>
            <text:p text:style-name="P5"><text:s text:c="2"/>val IDLE, S0,S1,S2 = newElement()</text:p>
            <text:p text:style-name="P5">}</text:p>
            <text:p text:style-name="P5">val x = State()</text:p>
          </table:table-cell>
        </table:table-row>
        <table:table-row table:style-name="Tableau5.1">
          <table:table-cell table:style-name="Tableau5.A1" table:number-columns-spanned="2" office:value-type="string">
            <text:p text:style-name="P5"><draw:g text:anchor-type="paragraph" draw:z-index="20" draw:style-name="gr1"><draw:frame draw:style-name="gr5" draw:text-style-name="P12" svg:width="0.742cm" svg:height="0.759cm" svg:x="8.745cm" svg:y="0.827cm"><draw:text-box><text:p text:style-name="P11"><text:span text:style-name="T1">g</text:span></text:p></draw:text-box></draw:frame><draw:frame draw:style-name="gr17" draw:text-style-name="P12" svg:width="0.646cm" svg:height="0.759cm" svg:x="8.791cm" svg:y="0.127cm"><draw:text-box><text:p text:style-name="P11"><text:span text:style-name="T1">r</text:span></text:p></draw:text-box></draw:frame><draw:frame draw:style-name="gr5" draw:text-style-name="P12" svg:width="0.742cm" svg:height="0.759cm" svg:x="8.754cm" svg:y="1.517cm"><draw:text-box><text:p text:style-name="P11"><text:span text:style-name="T1">b</text:span></text:p></draw:text-box></draw:frame><draw:rect draw:style-name="gr18" draw:text-style-name="P10" svg:width="0.701cm" svg:height="2.149cm" svg:x="8.793cm" svg:y="0.127cm"><text:p/></draw:rect><draw:frame draw:style-name="gr42" draw:text-style-name="P18" svg:width="1.881cm" svg:height="0.983cm" svg:x="7.015cm" svg:y="1.526cm"><draw:text-box><text:p text:style-name="P17"><text:span text:style-name="T4">RGB</text:span></text:p></draw:text-box></draw:frame></draw:g>case class RGB(channelWidth : Int) extends Bundle{</text:p>
            <text:p text:style-name="P5"><text:s text:c="4"/>val r,g,b = UInt(channelWidth bits)</text:p>
            <text:p text:style-name="P5"><text:s text:c="4"/>def isBlack : Bool = r === 0 &amp;&amp; g === 0 &amp;&amp; b == 0</text:p>
            <text:p text:style-name="P5">}</text:p>
          </table:table-cell>
          <table:covered-table-cell/>
        </table:table-row>
        <table:table-row table:style-name="Tableau5.3">
          <table:table-cell table:style-name="Tableau5.A1" table:number-columns-spanned="2" office:value-type="string">
            <text:p text:style-name="P5">val src = RGB(8)</text:p>
            <text:p text:style-name="P5">val dst = Reg(RGB(channelWidth = 8))</text:p>
            <text:p text:style-name="P5"><draw:g text:anchor-type="paragraph" draw:z-index="5" draw:style-name="gr1"><draw:frame draw:style-name="gr5" draw:text-style-name="P12" svg:width="0.742cm" svg:height="0.759cm" svg:x="1.761cm" svg:y="1.238cm"><draw:text-box><text:p text:style-name="P11"><text:span text:style-name="T1">g</text:span></text:p></draw:text-box></draw:frame><draw:frame draw:style-name="gr17" draw:text-style-name="P12" svg:width="0.646cm" svg:height="0.759cm" svg:x="1.807cm" svg:y="0.538cm"><draw:text-box><text:p text:style-name="P11"><text:span text:style-name="T1">r</text:span></text:p></draw:text-box></draw:frame><draw:frame draw:style-name="gr5" draw:text-style-name="P12" svg:width="0.742cm" svg:height="0.759cm" svg:x="1.771cm" svg:y="1.93cm"><draw:text-box><text:p text:style-name="P11"><text:span text:style-name="T1">b</text:span></text:p></draw:text-box></draw:frame><draw:rect draw:style-name="gr18" draw:text-style-name="P10" svg:width="0.703cm" svg:height="2.149cm" svg:x="1.808cm" svg:y="0.538cm"><text:p/></draw:rect><draw:frame draw:style-name="gr19" draw:text-style-name="P18" svg:width="3.26cm" svg:height="0.983cm" svg:x="0.773cm" svg:y="2.686cm"><draw:text-box><text:p text:style-name="P17"><text:span text:style-name="T4">src : RGB</text:span></text:p></draw:text-box></draw:frame><draw:frame draw:style-name="gr5" draw:text-style-name="P12" svg:width="0.742cm" svg:height="0.759cm" svg:x="6.472cm" svg:y="1.247cm"><draw:text-box><text:p text:style-name="P11"><text:span text:style-name="T1">g</text:span></text:p></draw:text-box></draw:frame><draw:frame draw:style-name="gr17" draw:text-style-name="P12" svg:width="0.646cm" svg:height="0.759cm" svg:x="6.518cm" svg:y="0.549cm"><draw:text-box><text:p text:style-name="P11"><text:span text:style-name="T1">r</text:span></text:p></draw:text-box></draw:frame><draw:frame draw:style-name="gr5" draw:text-style-name="P12" svg:width="0.742cm" svg:height="0.759cm" svg:x="6.483cm" svg:y="1.939cm"><draw:text-box><text:p text:style-name="P11"><text:span text:style-name="T1">b</text:span></text:p></draw:text-box></draw:frame><draw:rect draw:style-name="gr18" draw:text-style-name="P10" svg:width="0.701cm" svg:height="2.149cm" svg:x="6.523cm" svg:y="0.549cm"><text:p/></draw:rect><draw:frame draw:style-name="gr19" draw:text-style-name="P18" svg:width="3.26cm" svg:height="0.983cm" svg:x="5.5cm" svg:y="2.648cm"><draw:text-box><text:p text:style-name="P17"><text:span text:style-name="T4">dst : RGB</text:span></text:p></draw:text-box></draw:frame><draw:line draw:style-name="gr3" draw:text-style-name="P10" svg:x1="2.51cm" svg:y1="0.951cm" svg:x2="6.473cm" svg:y2="0.951cm"><text:p/></draw:line><draw:line draw:style-name="gr3" draw:text-style-name="P10" svg:x1="2.512cm" svg:y1="1.651cm" svg:x2="6.475cm" svg:y2="1.651cm"><text:p/></draw:line><draw:line draw:style-name="gr3" draw:text-style-name="P10" svg:x1="2.512cm" svg:y1="2.337cm" svg:x2="6.475cm" svg:y2="2.337cm"><text:p/></draw:line><draw:g draw:style-name="gr11"><draw:g draw:style-name="gr11"><draw:rect draw:style-name="gr10" draw:text-style-name="P10" svg:width="1.001cm" svg:height="1.747cm" svg:x="4.188cm" svg:y="1.969cm"><text:p/></draw:rect><draw:custom-shape draw:style-name="gr6" draw:text-style-name="P9" svg:width="0.301cm" svg:height="0.301cm" draw:transform="rotate (-1.57079632679579) translate (4.49009722222222cm 3.166180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4.031cm" svg:y="1.981cm"><draw:text-box><text:p text:style-name="P11"><text:span text:style-name="T1">D</text:span></text:p></draw:text-box></draw:frame><draw:frame draw:style-name="gr21" draw:text-style-name="P12" svg:width="0.835cm" svg:height="0.74cm" svg:x="4.532cm" svg:y="1.983cm"><draw:text-box><text:p text:style-name="P11"><text:span text:style-name="T1">Q</text:span></text:p></draw:text-box></draw:frame></draw:g><draw:g draw:style-name="gr11"><draw:g draw:style-name="gr11"><draw:rect draw:style-name="gr10" draw:text-style-name="P10" svg:width="1.001cm" svg:height="1.749cm" svg:x="4.491cm" svg:y="1.268cm"><text:p/></draw:rect><draw:custom-shape draw:style-name="gr6" draw:text-style-name="P9" svg:width="0.301cm" svg:height="0.301cm" draw:transform="rotate (-1.57079632679579) translate (4.79072222222222cm 2.465916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4.334cm" svg:y="1.282cm"><draw:text-box><text:p text:style-name="P11"><text:span text:style-name="T1">D</text:span></text:p></draw:text-box></draw:frame><draw:frame draw:style-name="gr21" draw:text-style-name="P12" svg:width="0.835cm" svg:height="0.74cm" svg:x="4.833cm" svg:y="1.282cm"><draw:text-box><text:p text:style-name="P11"><text:span text:style-name="T1">Q</text:span></text:p></draw:text-box></draw:frame></draw:g><draw:g draw:style-name="gr11"><draw:g draw:style-name="gr11"><draw:rect draw:style-name="gr10" draw:text-style-name="P10" svg:width="1.001cm" svg:height="1.749cm" svg:x="4.789cm" svg:y="0.568cm"><text:p/></draw:rect><draw:custom-shape draw:style-name="gr6" draw:text-style-name="P9" svg:width="0.301cm" svg:height="0.301cm" draw:transform="rotate (-1.57079632679579) translate (5.08881944444445cm 1.76565277777778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4.632cm" svg:y="0.582cm"><draw:text-box><text:p text:style-name="P11"><text:span text:style-name="T1">D</text:span></text:p></draw:text-box></draw:frame><draw:frame draw:style-name="gr21" draw:text-style-name="P12" svg:width="0.835cm" svg:height="0.74cm" svg:x="5.133cm" svg:y="0.584cm"><draw:text-box><text:p text:style-name="P11"><text:span text:style-name="T1">Q</text:span></text:p></draw:text-box></draw:frame></draw:g><draw:line draw:style-name="gr3" draw:text-style-name="P10" svg:x1="6.077cm" svg:y1="1.107cm" svg:x2="6.258cm" svg:y2="0.746cm"><text:p/></draw:line><draw:frame draw:style-name="gr22" draw:text-style-name="P12" svg:width="1.283cm" svg:height="0.74cm" svg:x="5.518cm" svg:y="0.127cm"><draw:text-box><text:p text:style-name="P11"><text:span text:style-name="T1">8</text:span></text:p></draw:text-box></draw:frame><draw:line draw:style-name="gr3" draw:text-style-name="P10" svg:x1="6.08cm" svg:y1="1.808cm" svg:x2="6.261cm" svg:y2="1.447cm"><text:p/></draw:line><draw:line draw:style-name="gr3" draw:text-style-name="P10" svg:x1="6.08cm" svg:y1="2.507cm" svg:x2="6.261cm" svg:y2="2.146cm"><text:p/></draw:line><draw:line draw:style-name="gr3" draw:text-style-name="P10" svg:x1="2.847cm" svg:y1="1.127cm" svg:x2="3.028cm" svg:y2="0.766cm"><text:p/></draw:line><draw:frame draw:style-name="gr22" draw:text-style-name="P12" svg:width="1.283cm" svg:height="0.74cm" svg:x="2.285cm" svg:y="0.148cm"><draw:text-box><text:p text:style-name="P11"><text:span text:style-name="T1">8</text:span></text:p></draw:text-box></draw:frame><draw:line draw:style-name="gr3" draw:text-style-name="P10" svg:x1="2.847cm" svg:y1="1.828cm" svg:x2="3.028cm" svg:y2="1.467cm"><text:p/></draw:line><draw:line draw:style-name="gr3" draw:text-style-name="P10" svg:x1="2.847cm" svg:y1="2.528cm" svg:x2="3.028cm" svg:y2="2.167cm"><text:p/></draw:line></draw:g>dst := src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5">case class MemoryPort( addressWidth : Int,</text:p>
            <text:p text:style-name="P5"><text:s text:c="45"/>dataWidth : Int) extends Bundle </text:p>
            <text:p text:style-name="P5"><text:s text:c="76"/>with IMasterSlave {</text:p>
            <text:p text:style-name="P5"><draw:g text:anchor-type="paragraph" draw:z-index="6" draw:style-name="gr1"><draw:frame draw:style-name="gr23" draw:text-style-name="P12" svg:width="1.188cm" svg:height="0.759cm" svg:x="6.979cm" svg:y="1.123cm"><draw:text-box><text:p text:style-name="P11"><text:span text:style-name="T1">rwn</text:span></text:p></draw:text-box></draw:frame><draw:frame draw:style-name="gr24" draw:text-style-name="P12" svg:width="1.782cm" svg:height="0.759cm" svg:x="6.685cm" svg:y="0.423cm"><draw:text-box><text:p text:style-name="P11"><text:span text:style-name="T1">enable</text:span></text:p></draw:text-box></draw:frame><draw:frame draw:style-name="gr25" draw:text-style-name="P12" svg:width="2.015cm" svg:height="0.759cm" svg:x="6.577cm" svg:y="1.813cm"><draw:text-box><text:p text:style-name="P11"><text:span text:style-name="T1">address</text:span></text:p></draw:text-box></draw:frame><draw:rect draw:style-name="gr18" draw:text-style-name="P10" svg:width="2.142cm" svg:height="3.559cm" svg:x="6.45cm" svg:y="0.423cm"><text:p/></draw:rect><draw:frame draw:style-name="gr26" draw:text-style-name="P18" svg:width="3.962cm" svg:height="0.983cm" svg:x="5.637cm" svg:y="3.979cm"><draw:text-box><text:p text:style-name="P17"><text:span text:style-name="T4">MemoryPort</text:span></text:p></draw:text-box></draw:frame><draw:frame draw:style-name="gr27" draw:text-style-name="P12" svg:width="2.251cm" svg:height="0.759cm" svg:x="6.45cm" svg:y="3.222cm"><draw:text-box><text:p text:style-name="P11"><text:span text:style-name="T1">readData</text:span></text:p></draw:text-box></draw:frame><draw:frame draw:style-name="gr28" draw:text-style-name="P12" svg:width="2.294cm" svg:height="0.759cm" svg:x="6.431cm" svg:y="2.524cm"><draw:text-box><text:p text:style-name="P11"><text:span text:style-name="T1">writeData</text:span></text:p></draw:text-box></draw:frame></draw:g> <text:s text:c="3"/>val enable <text:s text:c="6"/>= Bool</text:p>
            <text:p text:style-name="P5"><text:s text:c="4"/>val rwn <text:s text:c="11"/>= Bool</text:p>
            <text:p text:style-name="P5"><text:s text:c="4"/>val address <text:s text:c="4"/>= Bits(addressWidth bits)</text:p>
            <text:p text:style-name="P5"><text:s text:c="4"/>val writeData = Bits(dataWidth bits)</text:p>
            <text:p text:style-name="P5"><text:s text:c="4"/>val readData <text:s text:c="2"/>= Bits(dataWidth bits)</text:p>
            <text:p text:style-name="P5"><text:s text:c="4"/></text:p>
            <text:p text:style-name="P5"><text:s text:c="4"/>override def asMaster(): Unit = {</text:p>
            <text:p text:style-name="P5"><text:s text:c="8"/>out(enable,rwn,address,writeData)</text:p>
            <text:p text:style-name="P5"><text:s text:c="8"/>in(readData)</text:p>
            <text:p text:style-name="P5"><text:s text:c="4"/>}</text:p>
            <text:p text:style-name="P5">}</text:p>
            <text:p text:style-name="P5"/>
          </table:table-cell>
          <table:covered-table-cell/>
        </table:table-row>
        <table:table-row>
          <table:table-cell table:style-name="Tableau5.A5" table:number-columns-spanned="2" office:value-type="string">
            <text:p text:style-name="P5">class MappedFifo( packetWidth : Int,</text:p>
            <text:p text:style-name="P5"><text:s text:c="34"/>fifoDepth : Int) extends Component{</text:p>
            <text:p text:style-name="P5"><draw:g text:anchor-type="paragraph" draw:z-index="4" draw:style-name="gr1"><draw:rect draw:style-name="gr9" draw:text-style-name="P16" svg:width="4.075cm" svg:height="0.736cm" svg:x="5.187cm" svg:y="0.111cm"><text:p text:style-name="P15"><text:span text:style-name="T3">MappedFifo</text:span></text:p></draw:rect><draw:rect draw:style-name="gr10" draw:text-style-name="P10" svg:width="4.075cm" svg:height="1.195cm" svg:x="5.187cm" svg:y="0.847cm"><text:p/></draw:rect><draw:g draw:style-name="gr11"><draw:rect draw:style-name="gr12" draw:text-style-name="P10" svg:width="0.502cm" svg:height="0.502cm" svg:x="8.962cm" svg:y="1.178cm"><text:p/></draw:rect><draw:frame draw:style-name="gr15" draw:text-style-name="P12" svg:width="1.276cm" svg:height="0.74cm" svg:x="7.773cm" svg:y="1.037cm"><draw:text-box><text:p text:style-name="P11"><text:span text:style-name="T1">pop</text:span></text:p></draw:text-box></draw:frame></draw:g><draw:g draw:style-name="gr11"><draw:rect draw:style-name="gr12" draw:text-style-name="P10" svg:width="0.503cm" svg:height="0.5cm" svg:x="4.928cm" svg:y="1.18cm"><text:p/></draw:rect><draw:frame draw:style-name="gr16" draw:text-style-name="P12" svg:width="1.447cm" svg:height="0.74cm" svg:x="5.429cm" svg:y="1.039cm"><draw:text-box><text:p text:style-name="P11"><text:span text:style-name="T1">mem</text:span></text:p></draw:text-box></draw:frame></draw:g></draw:g> <text:s text:c="3"/>val io = new Bundle{</text:p>
            <text:p text:style-name="P5"><text:s text:c="8"/>val apb = slave(MemoryPort(</text:p>
            <text:p text:style-name="P5"><text:s text:c="12"/>addressWidth = 32,</text:p>
            <text:p text:style-name="P5"><text:s text:c="12"/>dataWidth = 32</text:p>
            <text:p text:style-name="P5"><text:s text:c="8"/>))</text:p>
            <text:p text:style-name="P5"><text:s text:c="8"/>val pop = master(Stream(Bits(packetWidth bits)))</text:p>
            <text:p text:style-name="P5"><text:s text:c="4"/>}</text:p>
            <text:p text:style-name="P5"><text:s text:c="4"/>// ...</text:p>
            <text:p text:style-name="P5">}</text:p>
          </table:table-cell>
          <table:covered-table-cell/>
        </table:table-row>
      </table:table>
      <text:p text:style-name="Text_20_body"/>
      <text:p text:style-name="P2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2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fill-image draw:name="arrow_25_20-_25_20Copy" draw:display-name="arrow%20-%20Copy" xlink:href="Pictures/10000000000000800000008088D098E4.bmp" xlink:type="simple" xlink:show="embed" xlink:actuate="onLoad"/>
    <draw:marker draw:name="Symmetric_20_Arrow" draw:display-name="Symmetric Arrow" svg:viewBox="0 0 1131 902" svg:d="M564 0l-564 902h1131z"/>
    <draw:stroke-dash draw:name="Fine_20_Dashed_20__28_var_29_" draw:display-name="Fine Dashed (var)" draw:style="rect" draw:dots1="1" draw:dots1-length="112%" draw:distance="112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master-page-name="">
      <style:paragraph-properties fo:margin-top="0cm" fo:margin-bottom="0cm" style:page-number="auto">
        <style:tab-stops/>
      </style:paragraph-properties>
      <style:text-properties style:font-name="Calibri" fo:font-size="12pt" fo:font-weight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1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Symbolic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8-02-05T09:58:31.65</dc:date>
    <meta:editing-duration>P6DT15H18M26S</meta:editing-duration>
    <meta:editing-cycles>51</meta:editing-cycles>
    <meta:generator>OpenOffice/4.1.2$Win32 OpenOffice.org_project/412m3$Build-9782</meta:generator>
    <meta:print-date>2017-08-21T19:46:55.12</meta:print-date>
    <meta:document-statistic meta:table-count="5" meta:image-count="3" meta:object-count="0" meta:page-count="2" meta:paragraph-count="145" meta:word-count="492" meta:character-count="2749"/>
  </office:meta>
</office:document-meta>
</file>